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grddl:transformation="http://docs.oasis-open.org/office/1.2/xslt/odf2rdf.xsl" office:version="1.2">
  <office:scripts/>
  <office:font-face-decls>
    <style:font-face style:font-charset="x-symbol" style:font-pitch="variable" style:name="StarSymbol" svg:font-family="StarSymbol"/>
    <style:font-face style:name="Mangal1" svg:font-family="Mangal"/>
    <style:font-face style:name="OpenSymbol" svg:font-family="OpenSymbol"/>
    <style:font-face style:font-family-generic="swiss" style:name="Tahoma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1" svg:font-family="Tahoma"/>
    <style:font-face style:font-family-generic="swiss" style:font-pitch="variable" style:name="Times New Roman1" svg:font-family="'Times New Roman'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automatic-styles>
    <style:style style:family="table" style:name="Table1">
      <style:table-properties fo:margin-left="-0.011cm" fo:margin-right="-0.005cm" style:width="17.016cm" table:align="margins"/>
    </style:style>
    <style:style style:family="table-column" style:name="Table1.A">
      <style:table-column-properties style:column-width="1.789cm" style:rel-column-width="6888*"/>
    </style:style>
    <style:style style:family="table-column" style:name="Table1.B">
      <style:table-column-properties style:column-width="6.405cm" style:rel-column-width="24666*"/>
    </style:style>
    <style:style style:family="table-column" style:name="Table1.C">
      <style:table-column-properties style:column-width="2.683cm" style:rel-column-width="10332*"/>
    </style:style>
    <style:style style:family="table-column" style:name="Table1.D">
      <style:table-column-properties style:column-width="2.736cm" style:rel-column-width="10536*"/>
    </style:style>
    <style:style style:family="table-column" style:name="Table1.E">
      <style:table-column-properties style:column-width="3.404cm" style:rel-column-width="13113*"/>
    </style:style>
    <style:style style:family="table-cell" style:name="Table1.A1">
      <style:table-cell-properties fo:background-color="#83caff" fo:border-bottom="0.002cm solid #000000" fo:border-left="0.002cm solid #000000" fo:border-right="none" fo:border-top="0.002cm solid #000000" fo:padding="0.097cm">
        <style:background-image/>
      </style:table-cell-properties>
    </style:style>
    <style:style style:family="table-cell" style:name="Table1.E1">
      <style:table-cell-properties fo:background-color="#83caff" fo:border="0.002cm solid #000000" fo:padding="0.097cm">
        <style:background-image/>
      </style:table-cell-properties>
    </style:style>
    <style:style style:family="table-cell" style:name="Table1.A2">
      <style:table-cell-properties fo:border-bottom="0.002cm solid #000000" fo:border-left="0.002cm solid #000000" fo:border-right="none" fo:border-top="none" fo:padding="0.097cm"/>
    </style:style>
    <style:style style:family="table-cell" style:name="Table1.E2">
      <style:table-cell-properties fo:border-bottom="0.002cm solid #000000" fo:border-left="0.002cm solid #000000" fo:border-right="0.002cm solid #000000" fo:border-top="none" fo:padding="0.097cm"/>
    </style:style>
    <style:style style:family="table" style:name="Table2">
      <style:table-properties fo:margin-left="0cm" fo:margin-right="-0.005cm" style:width="17.006cm" table:align="margins"/>
    </style:style>
    <style:style style:family="table-column" style:name="Table2.A">
      <style:table-column-properties style:column-width="11.441cm" style:rel-column-width="44088*"/>
    </style:style>
    <style:style style:family="table-column" style:name="Table2.B">
      <style:table-column-properties style:column-width="5.565cm" style:rel-column-width="21447*"/>
    </style:style>
    <style:style style:family="table-cell" style:name="Table2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2.B1">
      <style:table-cell-properties fo:border="0.002cm solid #000000" fo:padding="0.097cm"/>
    </style:style>
    <style:style style:family="table-cell" style:name="Table2.A2">
      <style:table-cell-properties fo:border-bottom="0.002cm solid #000000" fo:border-left="0.002cm solid #000000" fo:border-right="none" fo:border-top="none" fo:padding="0.097cm"/>
    </style:style>
    <style:style style:family="table-cell" style:name="Table2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Standard">
      <style:text-properties fo:country="US" fo:language="en"/>
    </style:style>
    <style:style style:family="paragraph" style:name="P2" style:parent-style-name="Standard">
      <style:text-properties fo:country="US" fo:font-size="11pt" fo:language="en" style:font-name="Arial" style:font-size-asian="11pt" style:font-size-complex="11pt"/>
    </style:style>
    <style:style style:family="paragraph" style:name="P3" style:parent-style-name="Standard">
      <style:text-properties fo:country="US" fo:font-size="11pt" fo:font-style="normal" fo:language="en" style:font-name="Arial" style:font-size-asian="11pt" style:font-size-complex="11pt" style:font-style-asian="normal" style:font-style-complex="normal"/>
    </style:style>
    <style:style style:family="paragraph" style:name="P4" style:parent-style-name="Standard">
      <style:text-properties fo:color="#0000ff" fo:country="US" fo:font-size="11pt" fo:font-style="normal" fo:language="en" style:font-name="Arial" style:font-size-asian="11pt" style:font-size-complex="11pt" style:font-style-asian="normal" style:font-style-complex="normal"/>
    </style:style>
    <style:style style:family="paragraph" style:name="P5" style:parent-style-name="Standard">
      <style:text-properties fo:color="#000080" fo:country="US" fo:font-weight="bold" fo:language="en" style:font-weight-asian="bold" style:font-weight-complex="bold"/>
    </style:style>
    <style:style style:family="paragraph" style:name="P6" style:parent-style-name="Standard">
      <style:paragraph-properties fo:text-align="center" style:justify-single-word="false"/>
      <style:text-properties fo:country="US" fo:font-size="13pt" fo:font-weight="bold" fo:language="en" style:font-size-asian="13pt" style:font-size-complex="13pt" style:font-weight-asian="bold" style:font-weight-complex="bold" style:text-underline-color="font-color" style:text-underline-style="solid" style:text-underline-width="auto"/>
    </style:style>
    <style:style style:family="paragraph" style:name="P7" style:parent-style-name="Table_20_Contents">
      <style:text-properties fo:font-size="11pt" style:font-name="Arial" style:font-size-asian="11pt" style:font-size-complex="11pt"/>
    </style:style>
    <style:style style:family="paragraph" style:name="P8" style:parent-style-name="Table_20_Contents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Table_20_Contents">
      <style:paragraph-properties fo:text-align="end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list-style-name="L1" style:name="P10" style:parent-style-name="Standard">
      <style:text-properties fo:color="#0000ff" fo:country="US" fo:font-size="11pt" fo:language="en" style:font-name="Arial" style:font-size-asian="11pt" style:font-size-complex="11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italic" style:font-style-asian="italic" style:font-style-complex="italic"/>
    </style:style>
    <style:style style:family="text" style:name="T2">
      <style:text-properties fo:font-style="normal" style:font-style-asian="normal" style:font-style-complex="normal"/>
    </style:style>
    <style:style style:family="text" style:name="T3">
      <style:text-properties fo:country="US" fo:font-size="10pt" fo:font-style="normal" fo:font-weight="normal" fo:language="en" fo:letter-spacing="normal" fo:text-shadow="none" style:country-asian="CN" style:country-complex="IN" style:font-name="Tahoma" style:font-name-asian="Arial Unicode MS" style:font-name-complex="Mangal" style:font-relief="none" style:font-size-asian="12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">
      <style:text-properties fo:country="GR" fo:font-size="10pt" fo:font-style="normal" fo:font-weight="normal" fo:language="el" fo:letter-spacing="normal" fo:text-shadow="none" style:country-asian="CN" style:country-complex="IN" style:font-name="Tahoma" style:font-name-asian="Arial Unicode MS" style:font-name-complex="Mangal" style:font-relief="none" style:font-size-asian="12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style:num-suffix="." text:bullet-char="•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  <style:text-properties style:font-name="StarSymbol"/>
      </text:list-level-style-bullet>
      <text:list-level-style-bullet style:num-suffix="." text:bullet-char="•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  <style:text-properties style:font-name="StarSymbol"/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  <style:text-properties style:font-name="StarSymbol"/>
      </text:list-level-style-bullet>
      <text:list-level-style-bullet style:num-suffix="." text:bullet-char="•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  <style:text-properties style:font-name="StarSymbol"/>
      </text:list-level-style-bullet>
      <text:list-level-style-bullet style:num-suffix="." text:bullet-char="•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  <style:text-properties style:font-name="StarSymbol"/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  <style:text-properties style:font-name="StarSymbol"/>
      </text:list-level-style-bullet>
      <text:list-level-style-bullet style:num-suffix="." text:bullet-char="•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  <style:text-properties style:font-name="StarSymbol"/>
      </text:list-level-style-bullet>
      <text:list-level-style-bullet style:num-suffix="." text:bullet-char="•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  <style:text-properties style:font-name="StarSymbol"/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  <style:text-properties style:font-name="StarSymbol"/>
      </text:list-level-style-bullet>
    </text:list-style>
    <style:style style:family="text" style:name="T1-afa855d">
      <style:text-properties style:font-name="Arial"/>
    </style:style>
    <style:style style:family="paragraph" style:name="P1-a758caf" style:parent-style-name="Standard">
      <style:text-properties fo:background-color="#ffffff" fo:color="#2323dc" fo:font-size="11pt" style:font-size-asian="9.60000038146973pt" style:font-size-complex="11pt"/>
    </style:style>
    <style:style style:family="section" style:name="Sect1-afec306">
      <style:section-properties style:editable="false">
        <style:columns fo:column-count="1" fo:column-gap="0cm"/>
      </style:section-properties>
    </style:style>
    <style:style style:family="text" style:name="T2-afbf904">
      <style:text-properties fo:font-style="italic" style:font-name="Arial" style:font-style-asian="italic" style:font-style-complex="italic"/>
    </style:style>
    <style:style style:family="paragraph" style:name="P2-a25dd6f" style:parent-style-name="Standard">
      <style:paragraph-properties fo:text-align="center" style:justify-single-word="false"/>
      <style:text-properties fo:background-color="#ffffff" fo:color="#2323dc" fo:font-size="12pt" fo:font-weight="bold" style:font-size-asian="12pt" style:font-size-complex="12pt" style:font-weight-asian="bold" style:font-weight-complex="bold"/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string-value="customer.lastName" office:value-type="string" text:name="customer.lastName"/>
        <text:user-field-decl office:string-value="customer.firstName" office:value-type="string" text:name="customer.firstName"/>
        <text:user-field-decl office:string-value="01/01/0001" office:value-type="string" text:name="date"/>
        <text:user-field-decl office:string-value="0" office:value-type="string" text:name="totalCountOfItems"/>
        <text:user-field-decl office:string-value="0" office:value-type="string" text:name="count"/>
        <text:user-field-decl office:string-value="description" office:value-type="string" text:name="description"/>
        <text:user-field-decl office:string-value="0" office:value-type="string" text:name="price"/>
        <text:user-field-decl office:string-value="0" office:value-type="string" text:name="itemNo"/>
        <text:user-field-decl office:string-value="0" office:value-type="string" text:name="itemTotal"/>
        <text:user-field-decl office:string-value="0" office:value-type="string" text:name="orderTotal"/>
      </text:user-field-decls>
      <text:section text:name="Section1" text:style-name="Sect1">
        <text:p text:style-name="P6">Dynamic Document</text:p>
        <text:p text:style-name="P6"/>
        <text:section text:name="Summary" text:style-name="Sect1">
          <text:p text:style-name="P2">This document is a sample dynamic document. Its purpose is to be used for tests towards an automatic document generation using OGNL expressions, user fields, script like directives and java <text:span text:style-name="T2">code. The document is split in sections. The final document will be the combination of sections being filled automatically.</text:span></text:p>
          <text:p text:style-name="P3">The document will be created automatically by a model object. The model object for this document is a java bean of type Order. The order has some simple properties, and it has also a Customer property and some OrderItems. The order items is a list of OrderItem obejcts.</text:p>
        </text:section>
        <text:p text:style-name="P3"/>
        <text:section text:name="Order" text:style-name="Sect1">
          <text:p text:style-name="P2"><text:span text:style-name="T2">This part of the document is a section with the name </text:span><text:span text:style-name="T1">Order.</text:span></text:p>
          <text:p text:style-name="P3">It contains some automatic fields, necessary in order to <text:s/>present an order:</text:p>
          <text:p text:style-name="P2"><text:span text:style-name="T2">Customer name: </text:span><text:span text:style-name="T2"><text:user-field-get text:name="customer.firstName">customer.firstName</text:user-field-get></text:span><text:span text:style-name="T2"> </text:span><text:span text:style-name="T2"><text:user-field-get text:name="customer.lastName">customer.lastName</text:user-field-get></text:span></text:p>
          <text:p text:style-name="P2"><text:span text:style-name="T2">Order date: </text:span><text:span text:style-name="T2"><text:user-field-get text:name="date">01/01/0001</text:user-field-get></text:span></text:p>
          <text:p text:style-name="P2"><text:span text:style-name="T2">Total count of items: </text:span><text:span text:style-name="T2"><text:user-field-get text:name="totalCountOfItems">0</text:user-field-get></text:span></text:p>
          <text:p text:style-name="P3"/>
          <text:p text:style-name="P4">Items as a list: </text:p>
          <text:section text:name="OrderItem" text:style-name="Sect1">
            <text:list text:style-name="L1" xml:id="list31590977">
              <text:list-item>
                <text:p text:style-name="P10"><text:span text:style-name="T2"><office:annotation><dc:creator>Spyros Nakos</dc:creator><dc:date>2011-07-13T11:47:24.45</dc:date><text:p text:style-name="P11"><text:span text:style-name="T3">repeat foreach items</text:span></text:p></office:annotation></text:span><text:span text:style-name="T2"><text:user-field-get text:name="count">0</text:user-field-get></text:span><text:span text:style-name="T2"> </text:span><text:span text:style-name="T2"><text:user-field-get text:name="description">description</text:user-field-get></text:span><text:span text:style-name="T2">, price </text:span><text:span text:style-name="T2"><text:user-field-get text:name="price">0</text:user-field-get></text:span><text:span text:style-name="T2"> </text:span></text:p>
              </text:list-item>
            </text:list>
          </text:section>
          <text:p text:style-name="P3"/>
          <text:p text:style-name="P3">The following section is intended for replacement:</text:p>
          <text:section text:name="Section1-a39267c" text:style-name="Sect1-afec306">
            <text:p text:style-name="P2-a25dd6f"><text:span text:style-name="T1-afa855d">Small Text</text:span></text:p>
            <text:p text:style-name="P1-a758caf"><text:span text:style-name="T1-afa855d">This is a small blue text with just a few lines. It could be used for various reasons. It is intended to be a small text without two many features. </text:span></text:p>
            <text:p text:style-name="P1-a758caf"><text:span text:style-name="T1-afa855d">The whole text will be in one section with the name </text:span><text:span text:style-name="T2-afbf904">Section1.</text:span></text:p>
            <text:p text:style-name="P1-a758caf"><text:span text:style-name="T1-afa855d"/></text:p>
          </text:section>
          <text:p text:style-name="P3"/>
          <text:p text:style-name="P3"/>
          <text:p text:style-name="P3">Items in a table: </text:p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row>
              <table:table-cell office:value-type="string" table:style-name="Table1.A1">
                <text:p text:style-name="P7">ItemNo</text:p>
              </table:table-cell>
              <table:table-cell office:value-type="string" table:style-name="Table1.A1">
                <text:p text:style-name="P7">Description</text:p>
              </table:table-cell>
              <table:table-cell office:value-type="string" table:style-name="Table1.A1">
                <text:p text:style-name="P7">Count</text:p>
              </table:table-cell>
              <table:table-cell office:value-type="string" table:style-name="Table1.A1">
                <text:p text:style-name="P7">Price</text:p>
              </table:table-cell>
              <table:table-cell office:value-type="string" table:style-name="Table1.E1">
                <text:p text:style-name="P7">Total </text:p>
              </table:table-cell>
            </table:table-row>
            <table:table-row>
              <table:table-cell office:value-type="string" table:style-name="Table1.A2">
                <text:p text:style-name="P7"><office:annotation><dc:creator>Spyros Nakos</dc:creator><dc:date>2011-07-13T11:43:33.57</dc:date><text:p text:style-name="P12"><text:span text:style-name="T4">repeat foreach items</text:span></text:p></office:annotation><text:user-field-get text:name="itemNo">0</text:user-field-get></text:p>
              </table:table-cell>
              <table:table-cell office:value-type="string" table:style-name="Table1.A2">
                <text:p text:style-name="P7"><text:user-field-get text:name="description">description</text:user-field-get></text:p>
              </table:table-cell>
              <table:table-cell office:value-type="string" table:style-name="Table1.A2">
                <text:p text:style-name="P7"><text:user-field-get text:name="count">0</text:user-field-get></text:p>
              </table:table-cell>
              <table:table-cell office:value-type="string" table:style-name="Table1.A2">
                <text:p text:style-name="P7"><text:user-field-get text:name="price">0</text:user-field-get></text:p>
              </table:table-cell>
              <table:table-cell office:value-type="string" table:style-name="Table1.E2">
                <text:p text:style-name="P7"><text:user-field-get text:name="itemTotal">0</text:user-field-get> </text:p>
              </table:table-cell>
            </table:table-row>
            <table:table-row>
              <table:table-cell office:value-type="string" table:style-name="Table1.A2">
                <text:p text:style-name="P8"/>
              </table:table-cell>
              <table:table-cell office:value-type="string" table:style-name="Table1.A2">
                <text:p text:style-name="P9">Total count of items:</text:p>
              </table:table-cell>
              <table:table-cell office:value-type="string" table:style-name="Table1.A2">
                <text:p text:style-name="P8"><text:user-field-get text:name="totalCountOfItems">0</text:user-field-get></text:p>
              </table:table-cell>
              <table:table-cell office:value-type="string" table:style-name="Table1.A2">
                <text:p text:style-name="P9">Order Total :</text:p>
              </table:table-cell>
              <table:table-cell office:value-type="string" table:style-name="Table1.E2">
                <text:p text:style-name="P8"><text:user-field-get text:name="orderTotal">0</text:user-field-get></text:p>
              </table:table-cell>
            </table:table-row>
          </table:table>
          <text:p text:style-name="P3"/>
          <text:p text:style-name="P3"/>
        </text:section>
        <text:p text:style-name="P1"/>
        <text:p text:style-name="P1"/>
        <text:p text:style-name="P1">And the following section is intended for replacement:</text:p>
        <text:section text:name="Section1-a47185e" text:style-name="Sect1-afec306">
          <text:p text:style-name="P2-a25dd6f"><text:span text:style-name="T1-afa855d">Small Text</text:span></text:p>
          <text:p text:style-name="P1-a758caf"><text:span text:style-name="T1-afa855d">This is a small blue text with just a few lines. It could be used for various reasons. It is intended to be a small text without two many features. </text:span></text:p>
          <text:p text:style-name="P1-a758caf"><text:span text:style-name="T1-afa855d">The whole text will be in one section with the name </text:span><text:span text:style-name="T2-afbf904">Section1.</text:span></text:p>
          <text:p text:style-name="P1-a758caf"><text:span text:style-name="T1-afa855d"/></text:p>
        </text:section>
        <text:p text:style-name="P1"/>
        <text:p text:style-name="P1">Finally we attempt to replace a section inside a table.</text:p>
        <table:table table:name="Table2" table:style-name="Table2">
          <table:table-column table:style-name="Table2.A"/>
          <table:table-column table:style-name="Table2.B"/>
          <table:table-row>
            <table:table-cell office:value-type="string" table:style-name="Table2.A1">
              <text:p text:style-name="Table_20_Contents">Header</text:p>
            </table:table-cell>
            <table:table-cell office:value-type="string" table:style-name="Table2.B1">
              <text:p text:style-name="Table_20_Contents">Header</text:p>
            </table:table-cell>
          </table:table-row>
          <table:table-row>
            <table:table-cell office:value-type="string" table:style-name="Table2.A2">
              <text:section text:name="Section1-afae430" text:style-name="Sect1-afec306">
                <text:p text:style-name="P2-a25dd6f"><text:span text:style-name="T1-afa855d">Small Text</text:span></text:p>
                <text:p text:style-name="P1-a758caf"><text:span text:style-name="T1-afa855d">This is a small blue text with just a few lines. It could be used for various reasons. It is intended to be a small text without two many features. </text:span></text:p>
                <text:p text:style-name="P1-a758caf"><text:span text:style-name="T1-afa855d">The whole text will be in one section with the name </text:span><text:span text:style-name="T2-afbf904">Section1.</text:span></text:p>
                <text:p text:style-name="P1-a758caf"><text:span text:style-name="T1-afa855d"/></text:p>
              </text:section>
            </table:table-cell>
            <table:table-cell office:value-type="string" table:style-name="Table2.B2">
              <text:p text:style-name="Table_20_Contents">Let's see if the cell's contents will be replaced.</text:p>
            </table:table-cell>
          </table:table-row>
        </table:table>
        <text:p text:style-name="P1"/>
        <text:p text:style-name="P1"/>
        <text:p text:style-name="P1"/>
        <text:p text:style-name="P5">End of document.</text:p>
      </text:section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grddl:transformation="http://docs.oasis-open.org/office/1.2/xslt/odf2rdf.xsl" office:version="1.2">
  <office:font-face-decls>
    <style:font-face style:font-charset="x-symbol" style:font-pitch="variable" style:name="StarSymbol" svg:font-family="StarSymbol"/>
    <style:font-face style:name="Mangal1" svg:font-family="Mangal"/>
    <style:font-face style:name="OpenSymbol" svg:font-family="OpenSymbol"/>
    <style:font-face style:font-family-generic="swiss" style:name="Tahoma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1" svg:font-family="Tahoma"/>
    <style:font-face style:font-family-generic="swiss" style:font-pitch="variable" style:name="Times New Roman1" svg:font-family="'Times New Roman'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R" fo:font-size="12pt" fo:language="el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R" fo:font-size="12pt" fo:hyphenate="false" fo:hyphenation-push-char-count="2" fo:hyphenation-remain-char-count="2" fo:language="el" style:country-asian="CN" style:country-complex="IN" style:font-name="Times New Roman" style:font-name-asian="Arial Unicode MS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Arial Unicode MS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display-name="Bullet Symbols" style:family="text" style:name="Bullet_20_Symbols">
      <style:text-properties fo:country="US" fo:language="en" style:font-name="OpenSymbol" style:font-name-asian="OpenSymbol" style:font-name-complex="OpenSymbol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1-07-13T11:47:47.62</dc:date>
    <dc:creator>Spyros Nakos</dc:creator>
    <meta:editing-duration>PT03H23M22S</meta:editing-duration>
    <meta:editing-cycles>22</meta:editing-cycles>
    <meta:generator>OpenOffice.org/3.2$Win32 OpenOffice.org_project/320m18$Build-9502</meta:generator>
    <meta:document-statistic meta:table-count="2" meta:image-count="0" meta:object-count="0" meta:page-count="1" meta:paragraph-count="35" meta:word-count="209" meta:character-count="1243"/>
  </office:meta>
</office:document-meta>
</file>